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P4" style:family="paragraph" style:parent-style-name="Standard">
      <style:text-properties style:font-name="Nimbus Sans L" officeooo:rsid="00250000" officeooo:paragraph-rsid="00250000"/>
    </style:style>
    <style:style style:name="P5" style:family="paragraph" style:parent-style-name="Standard">
      <style:text-properties style:font-name="Nimbus Sans L" officeooo:rsid="00250000" officeooo:paragraph-rsid="00269fcc"/>
    </style:style>
    <style:style style:name="P6" style:family="paragraph" style:parent-style-name="Standard">
      <style:text-properties style:font-name="Nimbus Sans L" officeooo:rsid="0027aae6" officeooo:paragraph-rsid="0028212e"/>
    </style:style>
    <style:style style:name="P7" style:family="paragraph" style:parent-style-name="Standard">
      <style:text-properties style:font-name="Nimbus Sans L" officeooo:rsid="0029ec8c" officeooo:paragraph-rsid="0029ec8c"/>
    </style:style>
    <style:style style:name="P8" style:family="paragraph" style:parent-style-name="Standard">
      <style:text-properties style:font-name="Nimbus Sans L" officeooo:rsid="00269fcc" officeooo:paragraph-rsid="00269fcc"/>
    </style:style>
    <style:style style:name="P9" style:family="paragraph" style:parent-style-name="Standard">
      <style:text-properties style:font-name="Nimbus Sans L" officeooo:rsid="002be8a0" officeooo:paragraph-rsid="002be8a0"/>
    </style:style>
    <style:style style:name="P10" style:family="paragraph" style:parent-style-name="Standard">
      <style:text-properties style:font-name="Nimbus Sans L" officeooo:rsid="00250000" officeooo:paragraph-rsid="00269fcc"/>
    </style:style>
    <style:style style:name="P11" style:family="paragraph" style:parent-style-name="Standard">
      <style:text-properties style:font-name="Nimbus Sans L" officeooo:rsid="00250000" officeooo:paragraph-rsid="00250000"/>
    </style:style>
    <style:style style:name="P12" style:family="paragraph" style:parent-style-name="Standard">
      <style:text-properties style:font-name="Nimbus Sans L" officeooo:rsid="0029ec8c" officeooo:paragraph-rsid="0029ec8c"/>
    </style:style>
    <style:style style:name="P13" style:family="paragraph" style:parent-style-name="Standard">
      <style:text-properties style:font-name="Nimbus Sans L" officeooo:rsid="00265d87" officeooo:paragraph-rsid="00265d87"/>
    </style:style>
    <style:style style:name="P14" style:family="paragraph" style:parent-style-name="Standard">
      <style:text-properties style:font-name="Nimbus Sans L" officeooo:rsid="0028212e" officeooo:paragraph-rsid="0028212e"/>
    </style:style>
    <style:style style:name="P15" style:family="paragraph" style:parent-style-name="Standard">
      <style:text-properties style:font-name="Nimbus Sans L" officeooo:rsid="0027aae6" officeooo:paragraph-rsid="0027aae6"/>
    </style:style>
    <style:style style:name="P16" style:family="paragraph" style:parent-style-name="Standard">
      <style:text-properties style:font-name="Nimbus Sans L" officeooo:rsid="002bef18" officeooo:paragraph-rsid="002bef18"/>
    </style:style>
    <style:style style:name="P17" style:family="paragraph" style:parent-style-name="Standard">
      <style:text-properties style:font-name="Nimbus Sans L" officeooo:rsid="002c29aa" officeooo:paragraph-rsid="002c29aa"/>
    </style:style>
    <style:style style:name="T1" style:family="text">
      <style:text-properties officeooo:rsid="001d3a37"/>
    </style:style>
    <style:style style:name="T2" style:family="text">
      <style:text-properties officeooo:rsid="0017be84"/>
    </style:style>
    <style:style style:name="T3" style:family="text">
      <style:text-properties officeooo:rsid="00269fcc"/>
    </style:style>
    <style:style style:name="T4" style:family="text">
      <style:text-properties officeooo:rsid="0028212e"/>
    </style:style>
    <style:style style:name="T5" style:family="text">
      <style:text-properties officeooo:rsid="002bef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estiones para resolver en la junta de requerimientos del 28/mar/17 con el cliente: Celia Carolina del Hoyo Camacho.</text:p>
      <text:p text:style-name="P4"/>
      <text:p text:style-name="P8">¿Están correctas las alertas de resurtido en la pantalla principal y son suficientes?</text:p>
      <text:p text:style-name="P9">R=Correctas.</text:p>
      <text:p text:style-name="P5">¿Cuántos y cuáles tipos de usuario necesita tener?</text:p>
      <text:p text:style-name="P9">R=Administrador y vendedor.</text:p>
      <text:p text:style-name="P5">PRODUCTOS</text:p>
      <text:p text:style-name="P4">¿Cuántos tipos de precio se manejan además del precio público y mayoreo?</text:p>
      <text:p text:style-name="P9">R = Mostrador, Distribuidor, Mayoreo, Empleado, Especial.</text:p>
      <text:p text:style-name="P8">¿Es posible que los precios cambien a discreción?</text:p>
      <text:p text:style-name="P9">R=Para abajo, nunca para arriba</text:p>
      <text:p text:style-name="P4">¿Las interfaces de productos son correctas o necesita alguna otra o son muchas?</text:p>
      <text:p text:style-name="P9">R=Correctas</text:p>
      <text:p text:style-name="P4">INVENTARIO</text:p>
      <text:p text:style-name="P4">¿Los filtros del estado actual del inventario son suficientes o se necesita algún otro?</text:p>
      <text:p text:style-name="P9">R=Explorar luego, no queda claro el uso de filtros.</text:p>
      <text:p text:style-name="P4">¿Cómo se manejan los artículos que se compran y re-venden sin incluirse en ningún otro proceso <text:span text:style-name="T3">(como velas, dulces, piñatas entre otros)</text:span>?</text:p>
      <text:p text:style-name="P9">R=Se les gana un porcentaje fijo.</text:p>
      <text:p text:style-name="P13">¿Cuántos tipos de entrada y salida de almacén se manejan <text:span text:style-name="T3">y cuál es la diferencia entre cada una si es que existen</text:span>?</text:p>
      <text:p text:style-name="P9">R=Por el momento solo entradas y salidas está bien.</text:p>
      <text:p text:style-name="P13">¿Es válido borrar <text:span text:style-name="T4">físicamente </text:span>los registros de entradas y salidas y si es así, bajo qué criterios?</text:p>
      <text:p text:style-name="P9">R=Hacer solo borrado lógico, replantearlo cuando esté funcionando el sistema.</text:p>
      <text:p text:style-name="P14">¿Se puede centralizar todo en una sola interfaz?</text:p>
      <text:p text:style-name="P9">R=No, las interfaces separadas son correctas.</text:p>
      <text:p text:style-name="P6">PRODUCCIÓN</text:p>
      <text:p text:style-name="P15">¿Qué estatus de producción son útiles y cuál es la diferencia entre ellos?</text:p>
      <text:p text:style-name="P9">R=Los presentados (Ordenado, Cancelado y Completado) son suficientes.</text:p>
      <text:p text:style-name="P7">VENTAS</text:p>
      <text:p text:style-name="P7">¿El reporte está correcto?</text:p>
      <text:p text:style-name="P9">R=Falta el total de la ganancia (Ventas – Costos directos de producción o producto).</text:p>
      <text:p text:style-name="P7"/>
      <text:p text:style-name="P9">P<text:span text:style-name="T5">ENDIENTES</text:span> <text:span text:style-name="T5">PARA ESTE SPRINT</text:span>:</text:p>
      <text:p text:style-name="P16">Encontrar la manera de incluir el gasto de gas como parte del costo del producto.</text:p>
      <text:p text:style-name="P16">Se necesita poder editar cada item de la lista de ingredientes, sobre todo cuando se usa el "Duplicar producto".</text:p>
      <text:p text:style-name="P16">Encontrar la menera de registrar ingredientes tipo "Chispas de chocolate", en los que <text:soft-page-break/>normalmente la unidad es "pesos".</text:p>
      <text:p text:style-name="P17">Registrar y mostrar los comentarios de cada salida haciendo referencia a la preparación del producto por el cual se dió la salida.</text:p>
      <text:p text:style-name="P9">¿Es el mismo porcentaje de ganancia para fijar el precio para todos los artículos que se re-venden?</text:p>
      <text:p text:style-name="P9">¿Cómo se van a agregar los servicios como “Servicio a domicilio” que tienen un costo?</text:p>
      <text:p text:style-name="P9"/>
      <text:p text:style-name="P16">POR DEFINIR PRÓXIMO SPRINT:</text:p>
      <text:p text:style-name="P9">¿Qué tipos de gastos fijos se van a cargar a las ventas del día para calcular la gananci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MT1" style:family="text">
      <style:text-properties officeooo:rsid="001d3a37"/>
    </style:style>
    <style:style style:name="MT2" style:family="text">
      <style:text-properties officeooo:rsid="0017be8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rupo Pólux</text:p>
        <text:p text:style-name="MP1">Consultoría y servicios informáticos especializados</text:p>
      </style:header>
      <style:footer>
        <text:p text:style-name="MP2"><text:span text:style-name="MT1">U Hispanoamericana #211 </text:span>Fracc. <text:span text:style-name="MT1">Villas Universidad</text:span>. <text:span text:style-name="MT1">Zacatecas</text:span>, Zac.</text:p>
        <text:p text:style-name="MP3"><text:span text:style-name="MT2">Tel. </text:span>492-124-9202 <text:span text:style-name="MT2">poluxsie@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6-09-29T23:07:33.424041260</meta:creation-date>
    <dc:date>2017-03-29T07:26:34.018354473</dc:date>
    <dc:creator>Roberto Barraza</dc:creator>
    <meta:editing-duration>PT1H28M42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2" meta:paragraph-count="42" meta:word-count="404" meta:character-count="2554" meta:non-whitespace-character-count="2191"/>
  </office:meta>
</office:document-meta>
</file>